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14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4pt" fo:break-before="auto" style:use-optimal-row-height="true"/>
    </style:style>
    <style:style style:name="ro3" style:family="table-row">
      <style:table-row-properties style:row-height="15.1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bdd7ee" style:diagonal-bl-tr="none" style:diagonal-tl-br="none" fo:border-left="1.76pt solid #000000" fo:border-right="1.76pt solid #000000" style:rotation-align="none" fo:border-top="1.76pt solid #000000"/>
    </style:style>
    <style:style style:name="ce3" style:family="table-cell" style:parent-style-name="Default">
      <style:table-cell-properties fo:border-bottom="0.74pt solid #000000" fo:background-color="#bdd7ee" style:diagonal-bl-tr="none" style:diagonal-tl-br="none" fo:border-left="1.76pt solid #000000" fo:border-right="1.76pt solid #000000" style:rotation-align="none" fo:border-top="0.74pt solid #000000"/>
    </style:style>
    <style:style style:name="ce4" style:family="table-cell" style:parent-style-name="Default">
      <style:table-cell-properties fo:border-bottom="1.76pt solid #000000" fo:background-color="#bdd7ee" style:diagonal-bl-tr="none" style:diagonal-tl-br="none" fo:border-left="1.76pt solid #000000" fo:border-right="1.76pt solid #000000" style:rotation-align="none" fo:border-top="0.74pt solid #000000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cc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a9d18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cc9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fo:background-color="#c5e0b4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4b183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e699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c9c9c9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ccff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/>
          <table:table-cell table:style-name="ce14" office:value-type="string" calcext:value-type="string">
            <text:p>ETH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X1</text:p>
          </table:table-cell>
          <table:table-cell/>
          <table:table-cell table:style-name="ce15" office:value-type="string" calcext:value-type="string">
            <text:p>ENCODE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X1</text:p>
          </table:table-cell>
          <table:table-cell/>
          <table:table-cell table:style-name="ce16" office:value-type="string" calcext:value-type="string">
            <text:p>MOTEUR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DIR_G</text:p>
          </table:table-cell>
          <table:table-cell/>
          <table:table-cell table:style-name="ce17" office:value-type="string" calcext:value-type="string">
            <text:p>CAPTEUR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PWM_G</text:p>
          </table:table-cell>
          <table:table-cell/>
          <table:table-cell table:style-name="ce18" office:value-type="string" calcext:value-type="string">
            <text:p>POMPE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IR_D</text:p>
          </table:table-cell>
          <table:table-cell table:number-columns-repeated="102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WM_D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PWM_POMPE</text:p>
          </table:table-cell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SS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MOSI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SCK</text:p>
          </table:table-cell>
          <table:table-cell table:number-columns-repeated="102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RST</text:p>
          </table:table-cell>
          <table:table-cell table:number-columns-repeated="102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PWD</text:p>
          </table:table-cell>
          <table:table-cell table:number-columns-repeated="102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string" calcext:value-type="string">
            <text:p>B_RIGH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A_RIGH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1" office:value-type="string" calcext:value-type="string">
            <text:p>B_LEF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1" office:value-type="string" calcext:value-type="string">
            <text:p>A_LEFT_ENCODER</text:p>
          </table:table-cell>
          <table:table-cell table:number-columns-repeated="102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13"/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language>fr-FR</dc:language>
    <dc:date>2017-12-19T17:57:28.284929219</dc:date>
    <meta:editing-cycles>6</meta:editing-cycles>
    <meta:editing-duration>PT21M36S</meta:editing-duration>
    <meta:generator>LibreOffice/5.4.3.2$Linux_X86_64 LibreOffice_project/40m0$Build-2</meta:generator>
    <meta:document-statistic meta:table-count="1" meta:cell-count="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